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2" style:family="table-cell" style:parent-style-name="Default" style:data-style-name="N37"/>
    <style:style style:name="ce6" style:family="table-cell" style:parent-style-name="Default">
      <style:text-properties fo:color="#ce181e"/>
    </style:style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ed1c24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color="#ed1c2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bold"/>
    </style:style>
    <style:style style:name="T4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ppler</text:p>
          </table:table-cell>
          <table:table-cell office:value-type="string" calcext:value-type="string">
            <text:p>fit res period</text:p>
          </table:table-cell>
          <table:table-cell office:value-type="string" calcext:value-type="string">
            <text:p>ref phase</text:p>
          </table:table-cell>
          <table:table-cell office:value-type="string" calcext:value-type="string">
            <text:p>ref f0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minutes span</text:p>
          </table:table-cell>
          <table:table-cell office:value-type="string" calcext:value-type="string">
            <text:p>number coefs</text:p>
          </table:table-cell>
          <table:table-cell office:value-type="string" calcext:value-type="string">
            <text:p>obs freq</text:p>
          </table:table-cell>
          <table:table-cell office:value-type="string" calcext:value-type="string">
            <text:p>binary phase</text:p>
          </table:table-cell>
        </table:table-row>
        <table:table-row table:style-name="ro1">
          <table:table-cell office:value-type="string" calcext:value-type="string">
            <text:p>pittkin </text:p>
          </table:table-cell>
          <table:table-cell office:value-type="string" calcext:value-type="string">
            <text:p>0332+5434</text:p>
          </table:table-cell>
          <table:table-cell table:style-name="ce2" office:value-type="date" office:date-value="2014-03-01" calcext:value-type="date">
            <text:p>01/03/14</text:p>
          </table:table-cell>
          <table:table-cell office:value-type="float" office:value="53000" calcext:value-type="float">
            <text:p>53000</text:p>
          </table:table-cell>
          <table:table-cell office:value-type="float" office:value="56717.2291666666" calcext:value-type="float">
            <text:p>56717.22916666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26" calcext:value-type="float">
            <text:p>0.826</text:p>
          </table:table-cell>
          <table:table-cell table:style-name="ce6" office:value-type="float" office:value="-7.192" calcext:value-type="float">
            <text:p>-7.192</text:p>
          </table:table-cell>
          <table:table-cell office:value-type="float" office:value="1238734646.00937" calcext:value-type="float">
            <text:p>1238734646.00937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to+tempo</text:p>
          </table:table-cell>
          <table:table-cell table:style-name="ce1" office:value-type="string" calcext:value-type="string">
            <text:p><text:span text:style-name="T1">0332+5434</text:span></text:p>
          </table:table-cell>
          <table:table-cell table:style-name="ce2" office:value-type="date" office:date-value="2017-08-05" calcext:value-type="date">
            <text:p>05/08/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57970.75" calcext:value-type="float">
            <text:p>57970.7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7.144" calcext:value-type="float">
            <text:p>-7.144</text:p>
          </table:table-cell>
          <table:table-cell office:value-type="float" office:value="1390310421.78221" calcext:value-type="float">
            <text:p>1390310421.78221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<text:span text:style-name="T2">-1</text:span><text:span text:style-name="T3">(</text:span><text:span text:style-name="T4">barycentre</text:span><text:span text:style-name="T3">)</text:span>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nt</text:p>
          </table:table-cell>
          <table:table-cell office:value-type="string" calcext:value-type="string">
            <text:p>J0332+5434</text:p>
          </table:table-cell>
          <table:table-cell table:style-name="ce2" office:value-type="date" office:date-value="2017-08-04" calcext:value-type="date">
            <text:p>04/08/17</text:p>
          </table:table-cell>
          <table:table-cell office:value-type="float" office:value="83630" calcext:value-type="float">
            <text:p>83630</text:p>
          </table:table-cell>
          <table:table-cell office:value-type="float" office:value="57969.3586805556" calcext:value-type="float">
            <text:p>57969.358680555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390142052.9999" calcext:value-type="float">
            <text:p>1390142052.9999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acr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7.5" calcext:value-type="float">
            <text:p>40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O Z MODE</text:p>
          </table:table-cell>
          <table:table-cell/>
          <table:table-cell table:style-name="ce2" office:value-type="date" office:date-value="2017-08-04" calcext:value-type="date">
            <text:p>04/08/17</text:p>
          </table:table-cell>
          <table:table-cell office:value-type="float" office:value="25400" calcext:value-type="float">
            <text:p>25400</text:p>
          </table:table-cell>
          <table:table-cell office:value-type="float" office:value="57969.1208333333" calcext:value-type="float">
            <text:p>57969.1208333333</text:p>
          </table:table-cell>
          <table:table-cell office:value-type="float" office:value="0" calcext:value-type="float">
            <text:p>0</text:p>
          </table:table-cell>
          <table:table-cell office:value-type="float" office:value="-0.749" calcext:value-type="float">
            <text:p>-0.749</text:p>
          </table:table-cell>
          <table:table-cell office:value-type="float" office:value="-7.272" calcext:value-type="float">
            <text:p>-7.272</text:p>
          </table:table-cell>
          <table:table-cell office:value-type="float" office:value="1390113289.61939" calcext:value-type="float">
            <text:p>1390113289.61939</text:p>
          </table:table-cell>
          <table:table-cell office:value-type="float" office:value="1.39954153872" calcext:value-type="float">
            <text:p>1.3995415387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7.5" calcext:value-type="float">
            <text:p>407.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6:25:18.730426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16:43.221920682</meta:creation-date>
    <dc:date>2020-01-21T16:55:23.773453717</dc:date>
    <meta:editing-duration>PT42M53S</meta:editing-duration>
    <meta:editing-cycles>4</meta:editing-cycles>
    <meta:generator>LibreOffice/6.0.7.3$Linux_X86_64 LibreOffice_project/00m0$Build-3</meta:generator>
    <meta:document-statistic meta:table-count="1" meta:cell-count="70" meta:object-count="0"/>
  </office:meta>
</office:document-meta>
</file>